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opleTaskMobileStatusBean.setEmployNum( String employ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MobileStatusBean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MobileStatusBean.getRepair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TaskMobileStatusBean.getIsConfi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rendo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MobileStatusBean.setSet( Set &lt; PeopleTaskMobileStatusBean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TaskMobileStatusBean.setState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TaskMobileStatusBean.setIsConfirm( Boolean isConfi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TaskMobileStatusBean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TaskMobileStatusBean.getEmploy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MobileStatusBean.setRepairNum( String repair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TaskMobileStatusBean.getIs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TaskMobileStatusBean.setIsReceive( Boolean isRece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